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3" style:family="paragraph" style:parent-style-name="Standard" style:list-style-name="L51"/>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64729091592638581"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554620152515244007"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6622734474035575842"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3149600169595651946"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3544778752861941384"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5757575834340931238"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1628772736510820783"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4415281815395574436"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6776857547138782191"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3653808338859583980"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8763878350881098148"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2764076654225098847"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988934471925262673"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193923437570385801"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1804595769458143991" text:style-name="L15">
        <text:list-item>
          <text:p text:style-name="P24">Special Clipping Matrix eingeführt, weil das definitiv die MVP-Matrix der anderen Kamera ist, wobei die Modelmatrix auch etwas anderes sein kann</text:p>
        </text:list-item>
      </text:list>
      <text:p text:style-name="Standard"/>
      <text:list xml:id="list6473761767178151704"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4805949240336792186"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42552806"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5267639861022277132"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7459488240254606672"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987946896518954877"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1692111939806201120"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7671072845968017455"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4770648903187926106"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715203602574432179"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4851998980745369232"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6717356575348009771"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9086666844689939978"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195073226838336361"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6740443907197955290"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6474318863768662042"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3800486873942740082"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3594252591776194495"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6553109934581343758"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3765991777232167422"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337706029804454932"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7398898547657232586"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5746190256237028474"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5476658664404199905"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2075018256160657821"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1371623352650884631"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7939895166962158281"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5391023462854172373"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7160231222479016835"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42571248"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2557827"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7793943571102974200"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8628343971260474170"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42564483"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42582291"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42555572"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6538553672966637071"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1862760369598167437"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7434188276855384943"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42577952"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7723696310177153032"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1089588072538217629"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
      <text:p text:style-name="Standard"/>
      <text:p text:style-name="P9"><text:soft-page-break/>31.12.19</text:p>
      <text:p text:style-name="Standard"/>
      <text:list xml:id="list1469806164206420348" text:style-name="L51">
        <text:list-item>
          <text:p text:style-name="P83">asdf</text:p>
        </text:list-item>
        <text:list-item>
          <text:p text:style-name="P8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30T22:36:03.48</dc:date>
    <dc:creator>Max Linke</dc:creator>
    <meta:editing-duration>PT14H47M7S</meta:editing-duration>
    <meta:editing-cycles>121</meta:editing-cycles>
    <meta:generator>OpenOffice/4.1.6$Win32 OpenOffice.org_project/416m1$Build-9790</meta:generator>
    <meta:document-statistic meta:table-count="0" meta:image-count="0" meta:object-count="0" meta:page-count="36" meta:paragraph-count="1117" meta:word-count="13712" meta:character-count="89498"/>
  </office:meta>
</office:document-meta>
</file>